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ans-serif"/>
    <style:font-face style:name="Liberation Serif" svg:font-family="'Liberation Serif'" style:font-family-generic="roman" style:font-pitch="variable"/>
    <style:font-face style:name="GFS Baskerville" svg:font-family="'GFS Baskerville'"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GFS Baskerville"/>
    </style:style>
    <style:style style:name="P2" style:family="paragraph" style:parent-style-name="Standard">
      <style:paragraph-properties fo:margin-left="0in" fo:margin-right="0in" fo:orphans="2" fo:widows="2" fo:text-indent="0in" style:auto-text-indent="false"/>
      <style:text-properties fo:font-variant="normal" fo:text-transform="none" fo:color="#222222" style:font-name="GFS Baskerville" fo:letter-spacing="normal"/>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GFS Baskerville" fo:font-size="9.75pt" fo:letter-spacing="normal" fo:font-style="normal" fo:font-weight="normal"/>
    </style:style>
    <style:style style:name="T1" style:family="text">
      <style:text-properties style:font-name="arial" fo:font-size="9.75pt" fo:font-style="normal" fo:font-weight="normal"/>
    </style:style>
    <style:style style:name="T2" style:family="text">
      <style:text-properties fo:font-size="9.75pt" fo:font-style="normal" fo:font-weight="normal"/>
    </style:style>
    <style:style style:name="T3" style:family="text">
      <style:text-properties fo:font-variant="normal" fo:text-transform="none" fo:color="#222222" style:font-name="arial" fo:font-size="9.75pt" fo:letter-spacing="normal" fo:font-style="normal" fo:font-weight="bold" style:font-weight-asian="bold" style:font-weight-complex="bold"/>
    </style:style>
    <style:style style:name="T4" style:family="text">
      <style:text-properties fo:font-variant="normal" fo:text-transform="none" fo:color="#222222" fo:font-size="9.75pt" fo:letter-spacing="normal" fo:font-style="normal" fo:font-weight="bold" style:font-weight-asian="bold" style:font-weight-complex="bold"/>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e beginning of this project, we evenly distributed the workload among everyone. <text:s/>We divided our colleagues into various groups so we could work in parallel, and finish the system on time. <text:s/>As time progressed, we soon realized that we would have to make changes to the groups and divide out the work more efficiently in order to satisfy the requirements of our project. <text:s/></text:p>
      <text:p text:style-name="P1"/>
      <text:p text:style-name="P1">During the first week, the groups were as follows:</text:p>
      <text:p text:style-name="P1"><text:tab/><text:span text:style-name="T4">GUI Research / Create Paper Prototype:</text:span></text:p>
      <text:p text:style-name="P2">  <text:tab/> <text:span text:style-name="T2">-- Cory</text:span></text:p>
      <text:p text:style-name="P2"><text:tab/> <text:span text:style-name="T2">-- Marco</text:span></text:p>
      <text:p text:style-name="P2"><text:tab/>  <text:span text:style-name="T2">-- Tyler</text:span></text:p>
      <text:p text:style-name="P3"/>
      <text:p text:style-name="P3"><text:tab/><text:span text:style-name="T5">Requirements:</text:span></text:p>
      <text:p text:style-name="P2"> <text:tab/> <text:span text:style-name="T2">-- Rocky</text:span></text:p>
      <text:p text:style-name="P2"> <text:tab/> <text:span text:style-name="T2">-- Molly</text:span></text:p>
      <text:p text:style-name="P2">  <text:tab/> <text:span text:style-name="T2">-- Travis</text:span></text:p>
      <text:p text:style-name="P3"/>
      <text:p text:style-name="P3"><text:tab/><text:span text:style-name="T5">Packaging:</text:span></text:p>
      <text:p text:style-name="P2"> <text:tab/> <text:span text:style-name="T2">-- Zach</text:span></text:p>
      <text:p text:style-name="P2"> <text:tab/> <text:span text:style-name="T2">-- Eric</text:span></text:p>
      <text:p text:style-name="P2"> <text:tab/> <text:span text:style-name="T2">-- Jonathan</text:span></text:p>
      <text:p text:style-name="P2"><text:span text:style-name="T2">We decided to break the team up into these groups based on preferences and abilities. <text:s/>However, after a full week of work, we as a team decided that the grouping that we organized was not as efficient as we would have liked it to be. <text:s/>Hence, <text:s/>during the second week we reorganized the team as follows:</text:span></text:p>
      <text:p text:style-name="P1"><text:line-break/><text:tab/><text:span text:style-name="T4">Design Documentation / Specification:</text:span></text:p>
      <text:p text:style-name="P2"> <text:tab/> <text:span text:style-name="T2">-- Travis</text:span></text:p>
      <text:p text:style-name="P2"> <text:tab/> <text:span text:style-name="T2">-- Molly</text:span></text:p>
      <text:p text:style-name="P3"/>
      <text:p text:style-name="P3"><text:tab/><text:span text:style-name="T5">Exception Handlers:</text:span></text:p>
      <text:p text:style-name="P2"> <text:tab/> <text:span text:style-name="T2">-- Jonathan</text:span></text:p>
      <text:p text:style-name="P2"> <text:tab/> <text:span text:style-name="T2">-- Zach</text:span></text:p>
      <text:p text:style-name="P3"/>
      <text:p text:style-name="P3"><text:tab/><text:span text:style-name="T5">User Documentation:</text:span></text:p>
      <text:p text:style-name="P2">  <text:tab/><text:span text:style-name="T2">-- Cory</text:span></text:p>
      <text:p text:style-name="P2">  <text:tab/><text:span text:style-name="T2">-- Jonathan</text:span></text:p>
      <text:p text:style-name="P3"/>
      <text:p text:style-name="P3"><text:tab/><text:span text:style-name="T5">Testing Plan:</text:span></text:p>
      <text:p text:style-name="P2">  <text:tab/><text:span text:style-name="T2">-- Eric</text:span></text:p>
      <text:p text:style-name="P2">  <text:tab/><text:span text:style-name="T2">-- Rocky</text:span></text:p>
      <text:p text:style-name="P3"/>
      <text:p text:style-name="P3"><text:tab/><text:span text:style-name="T5">GUI Implementation:</text:span></text:p>
      <text:p text:style-name="P2">  <text:tab/><text:span text:style-name="T2">-- Marco</text:span></text:p>
      <text:p text:style-name="P2"> <text:tab/> <text:span text:style-name="T2">-- Tyler</text:span></text:p>
      <text:p text:style-name="P3"/>
      <text:p text:style-name="P3"><text:tab/><text:span text:style-name="T5">Algorithm Implementation:</text:span></text:p>
      <text:p text:style-name="P2">  <text:tab/><text:span text:style-name="T2">-- Marco</text:span></text:p>
      <text:p text:style-name="P2"> <text:tab/> <text:span text:style-name="T2">-- Tyler</text:span></text:p>
      <text:p text:style-name="P2">  <text:tab/><text:span text:style-name="T2">-- Zach</text:span></text:p>
      <text:p text:style-name="P1">We found this grouping worked very well. <text:s/>We decided as a group that, as individuals started to finish each of their tasks, they would start helping in another group to maximize productivity. <text:s/>For example, Eric started helping with the implementation of the GUI, Molly started to focus time on the printing function, etc. <text:s/></text:p>
      <text:p text:style-name="P1">During the completion of this project, our team overcame many challenges and obstacles. <text:s/>We feel that when breaking down a team into various groups, you <text:soft-page-break/>should always be ready to change the organization of them. <text:s/>We did this two times, and it proved to be the most efficient. <text:s/>For future work, we would like to try and improve our GUI so it has more features and functionality. <text:s/>This is something that would not necessarily be difficult, but time consuming. <text:s/>Hopefully we are able to achieve this in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ans-serif"/>
    <style:font-face style:name="Liberation Serif" svg:font-family="'Liberation Serif'" style:font-family-generic="roman" style:font-pitch="variable"/>
    <style:font-face style:name="GFS Baskerville" svg:font-family="'GFS Baskerville'"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yler Abbott</meta:initial-creator>
    <meta:creation-date>2011-12-18T19:00:49</meta:creation-date>
    <dc:date>2011-12-18T19:40:00</dc:date>
    <dc:creator>Tyler Abbott</dc:creator>
    <meta:editing-duration>PT00H06M41S</meta:editing-duration>
    <meta:editing-cycles>1</meta:editing-cycles>
    <meta:generator>OpenOffice.org/3.2$Linux OpenOffice.org_project/320m12$Build-9483</meta:generator>
    <meta:document-statistic meta:table-count="0" meta:image-count="0" meta:object-count="0" meta:page-count="2" meta:paragraph-count="36" meta:word-count="337" meta:character-count="2010"/>
  </office:meta>
</office:document-meta>
</file>